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eZee" svg:font-family="ABeeZee" style:font-pitch="variable"/>
    <style:font-face style:name="Alata" svg:font-family="Alata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5306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 style:list-style-name="L5"/>
    <style:style style:name="P6" style:family="paragraph" style:parent-style-name="Standard">
      <style:text-properties style:font-name="Alata" officeooo:rsid="00088812" officeooo:paragraph-rsid="00088812"/>
    </style:style>
    <style:style style:name="P7" style:family="paragraph" style:parent-style-name="Standard" style:list-style-name="L1">
      <style:text-properties style:font-name="Alata" officeooo:rsid="00088812" officeooo:paragraph-rsid="00088812"/>
    </style:style>
    <style:style style:name="P8" style:family="paragraph" style:parent-style-name="Standard">
      <style:text-properties style:font-name="Alata" officeooo:rsid="000c4f94" officeooo:paragraph-rsid="000c4f94"/>
    </style:style>
    <style:style style:name="P9" style:family="paragraph" style:parent-style-name="Standard">
      <style:text-properties style:font-name="Alata" officeooo:rsid="00197360" officeooo:paragraph-rsid="00197360"/>
    </style:style>
    <style:style style:name="P10" style:family="paragraph" style:parent-style-name="Standard">
      <style:text-properties style:font-name="Alata" officeooo:rsid="001aeb4e" officeooo:paragraph-rsid="001aeb4e"/>
    </style:style>
    <style:style style:name="P11" style:family="paragraph" style:parent-style-name="Standard" style:list-style-name="L3">
      <style:text-properties style:font-name="Alata" officeooo:rsid="001aeb4e" officeooo:paragraph-rsid="001aeb4e"/>
    </style:style>
    <style:style style:name="P12" style:family="paragraph" style:parent-style-name="Standard" style:list-style-name="L4">
      <style:text-properties style:font-name="Alata" officeooo:rsid="0016cca6" officeooo:paragraph-rsid="0016cca6"/>
    </style:style>
    <style:style style:name="P13" style:family="paragraph" style:parent-style-name="Standard">
      <style:text-properties style:font-name="Alata" officeooo:rsid="0025184a" officeooo:paragraph-rsid="0025184a"/>
    </style:style>
    <style:style style:name="P14" style:family="paragraph" style:parent-style-name="Standard">
      <style:text-properties officeooo:paragraph-rsid="0025184a"/>
    </style:style>
    <style:style style:name="P15" style:family="paragraph" style:parent-style-name="Standard" style:list-style-name="L2">
      <style:text-properties officeooo:rsid="0025184a" officeooo:paragraph-rsid="0025184a"/>
    </style:style>
    <style:style style:name="P16" style:family="paragraph" style:parent-style-name="Table_20_Contents">
      <style:paragraph-properties fo:text-align="center" style:justify-single-word="false"/>
      <style:text-properties style:font-name="Alata" officeooo:rsid="00088812" officeooo:paragraph-rsid="00088812"/>
    </style:style>
    <style:style style:name="P17" style:family="paragraph" style:parent-style-name="Table_20_Contents">
      <style:paragraph-properties fo:text-align="center" style:justify-single-word="false"/>
      <style:text-properties style:font-name="Alata" officeooo:rsid="000c4f94" officeooo:paragraph-rsid="000c4f94"/>
    </style:style>
    <style:style style:name="P18" style:family="paragraph" style:parent-style-name="Table_20_Contents">
      <style:paragraph-properties fo:text-align="center" style:justify-single-word="false"/>
      <style:text-properties style:font-name="Alata" officeooo:rsid="000cf86c" officeooo:paragraph-rsid="000cf86c"/>
    </style:style>
    <style:style style:name="P19" style:family="paragraph" style:parent-style-name="Table_20_Contents">
      <style:paragraph-properties fo:text-align="center" style:justify-single-word="false"/>
      <style:text-properties style:font-name="Alata" officeooo:rsid="000cf86c" officeooo:paragraph-rsid="0016cca6"/>
    </style:style>
    <style:style style:name="P20" style:family="paragraph" style:parent-style-name="Table_20_Contents">
      <style:paragraph-properties fo:text-align="center" style:justify-single-word="false"/>
      <style:text-properties style:font-name="Alata" officeooo:rsid="000cf86c"/>
    </style:style>
    <style:style style:name="P21" style:family="paragraph" style:parent-style-name="Table_20_Contents">
      <style:paragraph-properties fo:text-align="center" style:justify-single-word="false"/>
      <style:text-properties style:font-name="Alata" officeooo:rsid="0017efb4" officeooo:paragraph-rsid="0017efb4"/>
    </style:style>
    <style:style style:name="P22" style:family="paragraph" style:parent-style-name="Table_20_Contents">
      <style:paragraph-properties fo:text-align="center" style:justify-single-word="false"/>
      <style:text-properties style:font-name="Alata" officeooo:rsid="000ea966" officeooo:paragraph-rsid="000ea966"/>
    </style:style>
    <style:style style:name="P23" style:family="paragraph" style:parent-style-name="Table_20_Contents">
      <style:paragraph-properties fo:text-align="center" style:justify-single-word="false"/>
      <style:text-properties style:font-name="Alata" officeooo:rsid="000ea966" officeooo:paragraph-rsid="001073b4"/>
    </style:style>
    <style:style style:name="P24" style:family="paragraph" style:parent-style-name="Table_20_Contents">
      <style:paragraph-properties fo:text-align="center" style:justify-single-word="false"/>
      <style:text-properties style:font-name="Alata" officeooo:rsid="0016cca6" officeooo:paragraph-rsid="0016cca6"/>
    </style:style>
    <style:style style:name="P25" style:family="paragraph" style:parent-style-name="Table_20_Contents">
      <style:paragraph-properties fo:text-align="center" style:justify-single-word="false"/>
      <style:text-properties style:font-name="Alata" officeooo:rsid="001073b4" officeooo:paragraph-rsid="001073b4"/>
    </style:style>
    <style:style style:name="P26" style:family="paragraph" style:parent-style-name="Table_20_Contents">
      <style:paragraph-properties fo:text-align="center" style:justify-single-word="false"/>
      <style:text-properties style:font-name="Alata" officeooo:rsid="0011dde7" officeooo:paragraph-rsid="0011dde7"/>
    </style:style>
    <style:style style:name="P27" style:family="paragraph" style:parent-style-name="Table_20_Contents">
      <style:paragraph-properties fo:text-align="center" style:justify-single-word="false"/>
      <style:text-properties style:font-name="Alata"/>
    </style:style>
    <style:style style:name="P28" style:family="paragraph" style:parent-style-name="Table_20_Contents">
      <style:paragraph-properties fo:text-align="center" style:justify-single-word="false"/>
      <style:text-properties style:font-name="Alata" officeooo:paragraph-rsid="0016cca6"/>
    </style:style>
    <style:style style:name="T1" style:family="text">
      <style:text-properties officeooo:rsid="000cf86c"/>
    </style:style>
    <style:style style:name="T2" style:family="text">
      <style:text-properties officeooo:rsid="001073b4"/>
    </style:style>
    <style:style style:name="T3" style:family="text">
      <style:text-properties officeooo:rsid="0016cca6"/>
    </style:style>
    <style:style style:name="T4" style:family="text">
      <style:text-properties officeooo:rsid="00197360"/>
    </style:style>
    <style:style style:name="T5" style:family="text">
      <style:text-properties officeooo:rsid="001aeb4e"/>
    </style:style>
    <style:style style:name="T6" style:family="text">
      <style:text-properties style:font-name="Alata"/>
    </style:style>
    <style:style style:name="T7" style:family="text">
      <style:text-properties style:font-name="Alata" officeooo:rsid="0025184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mpilers Project</text:h>
      <text:h text:style-name="P1" text:outline-level="1">Team Members</text:h>
      <text:list xml:id="list3482112226" text:style-name="L5">
        <text:list-item>
          <text:list>
            <text:list-item>
              <text:h text:style-name="P5" text:outline-level="2">Abdullah Zaher Abu Sedo </text:h>
            </text:list-item>
            <text:list-item>
              <text:h text:style-name="P5" text:outline-level="2">Bahaa Eldeen Mohamed</text:h>
            </text:list-item>
            <text:list-item>
              <text:h text:style-name="P5" text:outline-level="2">Ebrahim Gomaa</text:h>
            </text:list-item>
            <text:list-item>
              <text:h text:style-name="P5" text:outline-level="2">Tarek Samy </text:h>
            </text:list-item>
          </text:list>
        </text:list-item>
      </text:list>
      <text:h text:style-name="Heading_20_2" text:outline-level="2"/>
      <text:p text:style-name="P6"/>
      <text:h text:style-name="P2" text:outline-level="1">Project overview </text:h>
      <text:h text:style-name="Heading_20_2" text:outline-level="2">Phase 1:</text:h>
      <text:p text:style-name="P6">we designed an interpreter with </text:p>
      <text:p text:style-name="P6">1- variable and constant declaration </text:p>
      <text:p text:style-name="P6">2 – mathematical and logical expressions</text:p>
      <text:p text:style-name="P6">3 – assignment statement</text:p>
      <text:p text:style-name="P6">4 – if then else </text:p>
      <text:p text:style-name="P6">5 – while <text:s/>loops</text:p>
      <text:p text:style-name="P6">6 – for loops </text:p>
      <text:p text:style-name="P6">7 – repeat until loops </text:p>
      <text:p text:style-name="P6">8 – switch statements </text:p>
      <text:p text:style-name="P6">9 – break and continue </text:p>
      <text:p text:style-name="P6">10 – print and toggle debug </text:p>
      <text:p text:style-name="P6"/>
      <text:p text:style-name="P6"/>
      <text:p text:style-name="P6">we support 4 main datatype</text:p>
      <text:p text:style-name="P6">1 – int</text:p>
      <text:p text:style-name="P6">2 – bool</text:p>
      <text:p text:style-name="P6">3 – char </text:p>
      <text:p text:style-name="P6">4 – float </text:p>
      <text:p text:style-name="P6">we support implicit type casting </text:p>
      <text:p text:style-name="P6"/>
      <text:p text:style-name="P6">we interpreted commands using abstract syntax tree approach</text:p>
      <text:h text:style-name="P4" text:outline-level="2">Phase 2</text:h>
      <text:p text:style-name="P6">we converted interpreter to a complete compiler that generates quadruples</text:p>
      <text:p text:style-name="P14"><text:span text:style-name="T7">We added a GUI to enter the code and get:</text:span></text:p>
      <text:list xml:id="list3713803000" text:style-name="L2">
        <text:list-item>
          <text:p text:style-name="P15"><text:span text:style-name="T6">Quadruples</text:span></text:p>
        </text:list-item>
        <text:list-item>
          <text:p text:style-name="P15"><text:span text:style-name="T6">Symbol table</text:span></text:p>
        </text:list-item>
        <text:list-item>
          <text:p text:style-name="P15"><text:span text:style-name="T6">errors</text:span></text:p>
        </text:list-item>
      </text:list>
      <text:p text:style-name="P13"/>
      <text:p text:style-name="P6"/>
      <text:p text:style-name="P6">removed instructions </text:p>
      <text:list xml:id="list1330546920" text:style-name="L1">
        <text:list-item>
          <text:p text:style-name="P7">break and continue </text:p>
        </text:list-item>
        <text:list-item>
          <text:p text:style-name="P7">print and toggle debug</text:p>
        </text:list-item>
        <text:list-item>
          <text:p text:style-name="P7">drop support for strings </text:p>
        </text:list-item>
      </text:list>
      <text:p text:style-name="P6"/>
      <text:p text:style-name="P6"/>
      <text:h text:style-name="P2" text:outline-level="1">Tokens </text:h>
      <table:table table:name="Table1" table:style-name="Table1">
        <table:table-column table:style-name="Table1.A" table:number-columns-repeated="3"/>
        <table:table-row table:style-name="TableLine94112195245328">
          <table:table-cell table:style-name="Table1.A1" office:value-type="string">
            <text:p text:style-name="P16">Token </text:p>
          </table:table-cell>
          <table:table-cell table:style-name="Table1.A1" office:value-type="string">
            <text:p text:style-name="P16">description</text:p>
          </table:table-cell>
          <table:table-cell table:style-name="Table1.C1" office:value-type="string">
            <text:p text:style-name="P16">regex</text:p>
          </table:table-cell>
        </table:table-row>
        <table:table-row table:style-name="Table1.2">
          <table:table-cell table:style-name="Table1.A2" office:value-type="string">
            <text:p text:style-name="P16">Integer_</text:p>
          </table:table-cell>
          <table:table-cell table:style-name="Table1.A2" office:value-type="string">
            <text:p text:style-name="P16">Integer numbers</text:p>
          </table:table-cell>
          <table:table-cell table:style-name="Table1.C2" office:value-type="string">
            <text:p text:style-name="P27">({ZERO}|{DIGIT_NO_ZERO}{DIGIT}*) <text:s/></text:p>
          </table:table-cell>
        </table:table-row>
        <table:table-row table:style-name="Table1.2">
          <table:table-cell table:style-name="Table1.A2" office:value-type="string">
            <text:p text:style-name="P16">float_</text:p>
          </table:table-cell>
          <table:table-cell table:style-name="Table1.A2" office:value-type="string">
            <text:p text:style-name="P16">Floating numbers</text:p>
          </table:table-cell>
          <table:table-cell table:style-name="Table1.C2" office:value-type="string">
            <text:p text:style-name="P27">({ZERO}|{DIGIT_NO_ZERO}{DIGIT}*\.{DIGIT}*) </text:p>
          </table:table-cell>
        </table:table-row>
        <table:table-row table:style-name="Table1.2">
          <table:table-cell table:style-name="Table1.A2" office:value-type="string">
            <text:p text:style-name="P16">char_</text:p>
          </table:table-cell>
          <table:table-cell table:style-name="Table1.A2" office:value-type="string">
            <text:p text:style-name="P16">Single character</text:p>
          </table:table-cell>
          <table:table-cell table:style-name="Table1.C2" office:value-type="string">
            <text:p text:style-name="P27">'.'</text:p>
          </table:table-cell>
        </table:table-row>
        <table:table-row table:style-name="Table1.2">
          <table:table-cell table:style-name="Table1.A2" office:value-type="string">
            <text:p text:style-name="P16">bool_</text:p>
          </table:table-cell>
          <table:table-cell table:style-name="Table1.A2" office:value-type="string">
            <text:p text:style-name="P16">boolean</text:p>
          </table:table-cell>
          <table:table-cell table:style-name="Table1.C2" office:value-type="string">
            <text:p text:style-name="P27">"true"|"false" </text:p>
          </table:table-cell>
        </table:table-row>
        <table:table-row table:style-name="Table1.2">
          <table:table-cell table:style-name="Table1.A2" office:value-type="string">
            <text:p text:style-name="P16">(){};</text:p>
          </table:table-cell>
          <table:table-cell table:style-name="Table1.A2" office:value-type="string">
            <text:p text:style-name="P16">open_bracket, close bracket, open curly braces, close curly braces, semi column </text:p>
          </table:table-cell>
          <table:table-cell table:style-name="Table1.C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16">+-*/%</text:p>
          </table:table-cell>
          <table:table-cell table:style-name="Table1.A2" office:value-type="string">
            <text:p text:style-name="P16">Mathematical operations</text:p>
          </table:table-cell>
          <table:table-cell table:style-name="Table1.C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16">|| &amp;&amp; ! &gt;= &lt;= &lt; &gt; != == </text:p>
          </table:table-cell>
          <table:table-cell table:style-name="Table1.A2" office:value-type="string">
            <text:p text:style-name="P16">Logical operations</text:p>
          </table:table-cell>
          <table:table-cell table:style-name="Table1.C2" office:value-type="string">
            <text:p text:style-name="P27"/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If, else , while, for, repeat, until, break, case, continue, switch,...etc</text:p>
          </table:table-cell>
          <table:table-cell table:style-name="Table1.C2" office:value-type="string">
            <text:p text:style-name="P16">Just check for constant work</text:p>
          </table:table-cell>
        </table:table-row>
        <table:table-row table:style-name="Table1.2">
          <table:table-cell table:style-name="Table1.A2" office:value-type="string">
            <text:p text:style-name="P16">var_name_</text:p>
          </table:table-cell>
          <table:table-cell table:style-name="Table1.A2" office:value-type="string">
            <text:p text:style-name="P16">Variable names, must start with a-z,A-Z and can contains alphabetic and digits, case sensitive</text:p>
          </table:table-cell>
          <table:table-cell table:style-name="Table1.C2" office:value-type="string">
            <text:p text:style-name="P27">{CHAR}({DIGIT}|{CHAR})* </text:p>
          </table:table-cell>
        </table:table-row>
      </table:table>
      <text:p text:style-name="P6"><text:s/></text:p>
      <text:p text:style-name="P6"/>
      <text:p text:style-name="P6"/>
      <text:h text:style-name="P2" text:outline-level="1">Quadruples </text:h>
      <text:p text:style-name="P8">Quadruple general formula </text:p>
      <text:p text:style-name="P8"/>
      <text:p text:style-name="P8">OP , arg1, arg2, result </text:p>
      <text:p text:style-name="P8"/>
      <table:table table:name="Table2" table:style-name="Table2">
        <table:table-column table:style-name="Table2.A" table:number-columns-repeated="3"/>
        <table:table-row table:style-name="TableLine94112147426000">
          <table:table-cell table:style-name="Table2.A1" office:value-type="string">
            <text:p text:style-name="P17">Quadruple </text:p>
          </table:table-cell>
          <table:table-cell table:style-name="Table2.A1" office:value-type="string">
            <text:p text:style-name="P17">Description</text:p>
          </table:table-cell>
          <table:table-cell table:style-name="Table2.C1" office:value-type="string">
            <text:p text:style-name="P17">operation</text:p>
          </table:table-cell>
        </table:table-row>
        <table:table-row table:style-name="TableLine94112147426000">
          <table:table-cell table:style-name="Table2.A2" office:value-type="string">
            <text:p text:style-name="P18">Assign, <text:span text:style-name="T3">arg1, null, result</text:span></text:p>
          </table:table-cell>
          <table:table-cell table:style-name="Table2.A2" office:value-type="string">
            <text:p text:style-name="P18">Assign operation</text:p>
          </table:table-cell>
          <table:table-cell table:style-name="Table2.C2" office:value-type="string">
            <text:p text:style-name="P18">Result = arg1 </text:p>
          </table:table-cell>
        </table:table-row>
        <table:table-row table:style-name="TableLine94112147426000">
          <table:table-cell table:style-name="Table2.A2" office:value-type="string">
            <text:p text:style-name="P18">PLUS, <text:span text:style-name="T3">arg1,arg2,result</text:span></text:p>
          </table:table-cell>
          <table:table-cell table:style-name="Table2.A2" office:value-type="string">
            <text:p text:style-name="P18">+</text:p>
          </table:table-cell>
          <table:table-cell table:style-name="Table2.C2" office:value-type="string">
            <text:p text:style-name="P18">Result = arg1 + arg2 </text:p>
          </table:table-cell>
        </table:table-row>
        <table:table-row table:style-name="TableLine94112147426000">
          <table:table-cell table:style-name="Table2.A2" office:value-type="string">
            <text:p text:style-name="P19">MINUS, <text:span text:style-name="T3">arg1,arg2,result</text:span></text:p>
          </table:table-cell>
          <table:table-cell table:style-name="Table2.A2" office:value-type="string">
            <text:p text:style-name="P18">-</text:p>
          </table:table-cell>
          <table:table-cell table:style-name="Table2.C2" office:value-type="string">
            <text:p text:style-name="P18">Result = arg1 - arg2 </text:p>
          </table:table-cell>
        </table:table-row>
        <table:table-row table:style-name="TableLine94112147426000">
          <table:table-cell table:style-name="Table2.A2" office:value-type="string">
            <text:p text:style-name="P19">MUL, <text:span text:style-name="T3">arg1,arg2,result</text:span></text:p>
          </table:table-cell>
          <table:table-cell table:style-name="Table2.A2" office:value-type="string">
            <text:p text:style-name="P27">*</text:p>
          </table:table-cell>
          <table:table-cell table:style-name="Table2.C2" office:value-type="string">
            <text:p text:style-name="P18">Result = arg1 * arg2 </text:p>
          </table:table-cell>
        </table:table-row>
        <table:table-row table:style-name="TableLine94112147426000">
          <table:table-cell table:style-name="Table2.A2" office:value-type="string">
            <text:p text:style-name="P19">DIV, <text:span text:style-name="T3">arg1,arg2,result</text:span></text:p>
          </table:table-cell>
          <table:table-cell table:style-name="Table2.A2" office:value-type="string">
            <text:p text:style-name="P27">/</text:p>
          </table:table-cell>
          <table:table-cell table:style-name="Table2.C2" office:value-type="string">
            <text:p text:style-name="P18">Result = arg1 / arg2 </text:p>
          </table:table-cell>
        </table:table-row>
        <table:table-row table:style-name="TableLine94112147426000">
          <table:table-cell table:style-name="Table2.A2" office:value-type="string">
            <text:p text:style-name="P19">MOD, <text:span text:style-name="T3">arg1,arg2,result</text:span></text:p>
          </table:table-cell>
          <table:table-cell table:style-name="Table2.A2" office:value-type="string">
            <text:p text:style-name="P27">%</text:p>
          </table:table-cell>
          <table:table-cell table:style-name="Table2.C2" office:value-type="string">
            <text:p text:style-name="P18">Result = arg1 % arg2 </text:p>
          </table:table-cell>
        </table:table-row>
        <table:table-row table:style-name="TableLine94112147426000">
          <table:table-cell table:style-name="Table2.A2" office:value-type="string">
            <text:p text:style-name="P19">GT, <text:span text:style-name="T3">arg1,arg2,result</text:span></text:p>
          </table:table-cell>
          <table:table-cell table:style-name="Table2.A2" office:value-type="string">
            <text:p text:style-name="P27">&gt; </text:p>
          </table:table-cell>
          <table:table-cell table:style-name="Table2.C2" office:value-type="string">
            <text:p text:style-name="P18">Result = arg1 <text:s/>&gt; arg2 </text:p>
          </table:table-cell>
        </table:table-row>
        <table:table-row table:style-name="TableLine94112147426000">
          <table:table-cell table:style-name="Table2.A2" office:value-type="string">
            <text:p text:style-name="P19">GTE, <text:span text:style-name="T3">arg1,arg2,result</text:span></text:p>
          </table:table-cell>
          <table:table-cell table:style-name="Table2.A2" office:value-type="string">
            <text:p text:style-name="P27">&gt;<text:span text:style-name="T1">=</text:span></text:p>
          </table:table-cell>
          <table:table-cell table:style-name="Table2.C2" office:value-type="string">
            <text:p text:style-name="P18">Result = arg1 &gt;= arg2 </text:p>
          </table:table-cell>
        </table:table-row>
        <table:table-row table:style-name="TableLine94112147426000">
          <table:table-cell table:style-name="Table2.A2" office:value-type="string">
            <text:p text:style-name="P19">LT, <text:span text:style-name="T3">arg1,arg2,result</text:span></text:p>
          </table:table-cell>
          <table:table-cell table:style-name="Table2.A2" office:value-type="string">
            <text:p text:style-name="P27">&lt;</text:p>
          </table:table-cell>
          <table:table-cell table:style-name="Table2.C2" office:value-type="string">
            <text:p text:style-name="P18">Result = arg1 &lt; arg2 </text:p>
          </table:table-cell>
        </table:table-row>
        <table:table-row table:style-name="TableLine94112147426000">
          <table:table-cell table:style-name="Table2.A2" office:value-type="string">
            <text:p text:style-name="P19">LTE, <text:span text:style-name="T3">arg1,arg2,result</text:span></text:p>
          </table:table-cell>
          <table:table-cell table:style-name="Table2.A2" office:value-type="string">
            <text:p text:style-name="P27">&lt;<text:span text:style-name="T1">=</text:span></text:p>
          </table:table-cell>
          <table:table-cell table:style-name="Table2.C2" office:value-type="string">
            <text:p text:style-name="P18">Result = arg1 &lt;= arg2 </text:p>
          </table:table-cell>
        </table:table-row>
        <table:table-row table:style-name="TableLine94112147426000">
          <table:table-cell table:style-name="Table2.A2" office:value-type="string">
            <text:p text:style-name="P19">EQ, <text:span text:style-name="T3">arg1,arg2,result</text:span></text:p>
          </table:table-cell>
          <table:table-cell table:style-name="Table2.A2" office:value-type="string">
            <text:p text:style-name="P20"/>
          </table:table-cell>
          <table:table-cell table:style-name="Table2.C2" office:value-type="string">
            <text:p text:style-name="P18">Result = arg1 == arg2</text:p>
          </table:table-cell>
        </table:table-row>
        <table:table-row table:style-name="TableLine94112147426000">
          <table:table-cell table:style-name="Table2.A2" office:value-type="string">
            <text:p text:style-name="P19">NOTEQ, <text:span text:style-name="T3">arg1,arg2,result</text:span></text:p>
          </table:table-cell>
          <table:table-cell table:style-name="Table2.A2" office:value-type="string">
            <text:p text:style-name="P27">!<text:span text:style-name="T1">= </text:span></text:p>
          </table:table-cell>
          <table:table-cell table:style-name="Table2.C2" office:value-type="string">
            <text:p text:style-name="P18">Result = arg1 != arg2 </text:p>
          </table:table-cell>
        </table:table-row>
        <table:table-row table:style-name="TableLine94112147426000">
          <table:table-cell table:style-name="Table2.A2" office:value-type="string">
            <text:p text:style-name="P19">AND, <text:span text:style-name="T3">arg1,arg2,result</text:span></text:p>
          </table:table-cell>
          <table:table-cell table:style-name="Table2.A2" office:value-type="string">
            <text:p text:style-name="P21">&amp;&amp;</text:p>
          </table:table-cell>
          <table:table-cell table:style-name="Table2.C2" office:value-type="string">
            <text:p text:style-name="P18">Result = arg1 &amp;&amp; arg2 </text:p>
          </table:table-cell>
        </table:table-row>
        <table:table-row table:style-name="TableLine94112147426000">
          <table:table-cell table:style-name="Table2.A2" office:value-type="string">
            <text:p text:style-name="P19">OR, <text:span text:style-name="T3">arg1,arg2,result</text:span></text:p>
          </table:table-cell>
          <table:table-cell table:style-name="Table2.A2" office:value-type="string">
            <text:p text:style-name="P21">||</text:p>
          </table:table-cell>
          <table:table-cell table:style-name="Table2.C2" office:value-type="string">
            <text:p text:style-name="P18">Result = arg1 || arg2 </text:p>
          </table:table-cell>
        </table:table-row>
        <table:table-row table:style-name="TableLine94112147426000">
          <table:table-cell table:style-name="Table2.A2" office:value-type="string">
            <text:p text:style-name="P19">NOT, <text:span text:style-name="T3">arg1,null,result</text:span></text:p>
          </table:table-cell>
          <table:table-cell table:style-name="Table2.A2" office:value-type="string">
            <text:p text:style-name="P27">!</text:p>
          </table:table-cell>
          <table:table-cell table:style-name="Table2.C2" office:value-type="string">
            <text:p text:style-name="P18">Result = !arg1 </text:p>
          </table:table-cell>
        </table:table-row>
        <table:table-row table:style-name="TableLine94112147426000">
          <table:table-cell table:style-name="Table2.A2" office:value-type="string">
            <text:p text:style-name="P28">UMINUS,<text:span text:style-name="T1">,</text:span><text:span text:style-name="T3">arg1,null,result</text:span></text:p>
          </table:table-cell>
          <table:table-cell table:style-name="Table2.A2" office:value-type="string">
            <text:p text:style-name="P27">- <text:span text:style-name="T4">(unary minus)</text:span></text:p>
          </table:table-cell>
          <table:table-cell table:style-name="Table2.C2" office:value-type="string">
            <text:p text:style-name="P18">Result = -arg1 </text:p>
          </table:table-cell>
        </table:table-row>
        <table:table-row table:style-name="TableLine94112147426000">
          <table:table-cell table:style-name="Table2.A2" office:value-type="string">
            <text:p text:style-name="P22">JT <text:span text:style-name="T3">arg1,null,null</text:span></text:p>
          </table:table-cell>
          <table:table-cell table:style-name="Table2.A2" office:value-type="string">
            <text:p text:style-name="P22">Jump to arg1 =&gt; label, if result of previous boolean expression is true </text:p>
          </table:table-cell>
          <table:table-cell table:style-name="Table2.C2" office:value-type="string">
            <text:p text:style-name="P24">JT arg1=&gt;label</text:p>
          </table:table-cell>
        </table:table-row>
        <table:table-row table:style-name="TableLine94112147426000">
          <table:table-cell table:style-name="Table2.A2" office:value-type="string">
            <text:p text:style-name="P22">JNT <text:span text:style-name="T3">arg1,null,null</text:span></text:p>
          </table:table-cell>
          <table:table-cell table:style-name="Table2.A2" office:value-type="string">
            <text:p text:style-name="P22">Jump to arg1 =&gt; label, if result of previous boolean expression is false </text:p>
          </table:table-cell>
          <table:table-cell table:style-name="Table2.C2" office:value-type="string">
            <text:p text:style-name="P24">JNT arg1=&gt;label</text:p>
          </table:table-cell>
        </table:table-row>
        <table:table-row table:style-name="TableLine94112147426000">
          <table:table-cell table:style-name="Table2.A2" office:value-type="string">
            <text:p text:style-name="P25">JMP <text:span text:style-name="T3">arg1,null,null</text:span></text:p>
          </table:table-cell>
          <table:table-cell table:style-name="Table2.A2" office:value-type="string">
            <text:p text:style-name="P23">Jump to arg1 =&gt; label <text:span text:style-name="T2">unconditionally </text:span></text:p>
          </table:table-cell>
          <table:table-cell table:style-name="Table2.C2" office:value-type="string">
            <text:p text:style-name="P24">JMP arg1 =&gt; label</text:p>
          </table:table-cell>
        </table:table-row>
        <table:table-row table:style-name="TableLine94112147426000">
          <table:table-cell table:style-name="Table2.A2" office:value-type="string">
            <text:p text:style-name="P26">Label <text:span text:style-name="T3">arg1,null,null</text:span></text:p>
          </table:table-cell>
          <table:table-cell table:style-name="Table2.A2" office:value-type="string">
            <text:p text:style-name="P26">Define a label with name arg1</text:p>
          </table:table-cell>
          <table:table-cell table:style-name="Table2.C2" office:value-type="string">
            <text:p text:style-name="P24">Label label1</text:p>
          </table:table-cell>
        </table:table-row>
      </table:table>
      <text:h text:style-name="Heading_20_1" text:outline-level="1"><text:soft-page-break/>Errors detected in semantic analysis</text:h>
      <text:p text:style-name="P9">1 – multiple variable declaration </text:p>
      <text:p text:style-name="P9">2 – syntax error =&gt; parser phase </text:p>
      <text:p text:style-name="P9">3 – using undefined variable </text:p>
      <text:p text:style-name="P9">4 – assigning value to constant variable after declaration </text:p>
      <text:p text:style-name="P9">5 – perform mathematical operation on 2 incompatible datatype (in phase 2 this cant happen as all the types can implicitly be converted to one another )</text:p>
      <text:p text:style-name="P9">6 – perform mod on 2 non integers </text:p>
      <text:p text:style-name="P9"/>
      <text:h text:style-name="P2" text:outline-level="1">Symbol Table </text:h>
      <text:p text:style-name="P10"><text:s/></text:p>
      <text:list xml:id="list2294029806" text:style-name="L3">
        <text:list-item>
          <text:p text:style-name="P11">id of variable </text:p>
        </text:list-item>
        <text:list-item>
          <text:p text:style-name="P11">variable name </text:p>
        </text:list-item>
        <text:list-item>
          <text:p text:style-name="P11">variable type </text:p>
        </text:list-item>
        <text:list-item>
          <text:p text:style-name="P11">variable data </text:p>
        </text:list-item>
        <text:list-item>
          <text:p text:style-name="P11">is constant or not </text:p>
        </text:list-item>
      </text:list>
      <text:p text:style-name="P10"/>
      <text:p text:style-name="P9"/>
      <text:p text:style-name="P9"/>
      <text:h text:style-name="P2" text:outline-level="1">Tools and Technologies used</text:h>
      <text:list xml:id="list3237156911" text:style-name="L4">
        <text:list-item>
          <text:p text:style-name="P12">C to write all the logic <text:s/><text:span text:style-name="T5">GCC</text:span></text:p>
        </text:list-item>
        <text:list-item>
          <text:p text:style-name="P12">Flex for the lexical analyzer</text:p>
        </text:list-item>
        <text:list-item>
          <text:p text:style-name="P12">Bison for the parser generation </text:p>
        </text:list-item>
        <text:list-item>
          <text:p text:style-name="P12">PySimpleGUI to create the GUI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eZee" svg:font-family="ABeeZee" style:font-pitch="variable"/>
    <style:font-face style:name="Alata" svg:font-family="Alata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9T23:00:08.672407093</dc:date>
    <meta:editing-duration>PT33M9S</meta:editing-duration>
    <meta:editing-cycles>24</meta:editing-cycles>
    <meta:generator>LibreOffice/7.3.3.2$Linux_X86_64 LibreOffice_project/30$Build-2</meta:generator>
    <meta:document-statistic meta:table-count="2" meta:image-count="0" meta:object-count="0" meta:page-count="8" meta:paragraph-count="148" meta:word-count="518" meta:character-count="3174" meta:non-whitespace-character-count="2734"/>
  </office:meta>
</office:document-meta>
</file>